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81">
            <text:p>881</text:p>
          </table:table-cell>
          <table:table-cell table:style-name="ce22" office:value-type="float" office:value="139">
            <text:p>13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193">
            <text:p>19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19">
            <text:p>11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172">
            <text:p>3172</text:p>
          </table:table-cell>
          <table:table-cell table:style-name="ce22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2">
            <text:p>33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8">
            <text:p>48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972">
            <text:p>3972</text:p>
          </table:table-cell>
          <table:table-cell table:style-name="ce22" office:value-type="float" office:value="138">
            <text:p>13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833">
            <text:p>5833</text:p>
          </table:table-cell>
          <table:table-cell table:style-name="ce22" office:value-type="float" office:value="1053">
            <text:p>105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005">
            <text:p>9005</text:p>
          </table:table-cell>
          <table:table-cell table:style-name="ce22" office:value-type="float" office:value="1758">
            <text:p>175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